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4.1cm" svg:y1="19.24cm" svg:x2="25.6cm" svg:y2="19.24cm">
            <text:p/>
          </draw:line>
          <draw:line draw:style-name="gr2" draw:text-style-name="P2" draw:layer="layout" svg:x1="4.1cm" svg:y1="13.44cm" svg:x2="25.6cm" svg:y2="13.44cm">
            <text:p/>
          </draw:line>
          <draw:line draw:style-name="gr2" draw:text-style-name="P2" draw:layer="layout" svg:x1="4.1cm" svg:y1="7.614cm" svg:x2="25.6cm" svg:y2="7.614cm">
            <text:p/>
          </draw:line>
          <draw:line draw:style-name="gr2" draw:text-style-name="P2" draw:layer="layout" svg:x1="4.1cm" svg:y1="1.814cm" svg:x2="25.6cm" svg:y2="1.814cm">
            <text:p/>
          </draw:line>
          <draw:line draw:style-name="gr2" draw:text-style-name="P2" draw:layer="layout" svg:x1="4.238cm" svg:y1="1.048cm" svg:x2="15.152cm" svg:y2="19.892cm">
            <text:p/>
          </draw:line>
          <draw:line draw:style-name="gr2" draw:text-style-name="P2" draw:layer="layout" svg:x1="10.986cm" svg:y1="1.048cm" svg:x2="21.9cm" svg:y2="19.892cm">
            <text:p/>
          </draw:line>
          <draw:line draw:style-name="gr2" draw:text-style-name="P2" draw:layer="layout" svg:x1="4.053cm" svg:y1="12.34cm" svg:x2="8.426cm" svg:y2="19.892cm">
            <text:p/>
          </draw:line>
          <draw:line draw:style-name="gr2" draw:text-style-name="P2" draw:layer="layout" svg:x1="17.686cm" svg:y1="1.048cm" svg:x2="25.576cm" svg:y2="14.672cm">
            <text:p/>
          </draw:line>
          <draw:line draw:style-name="gr2" draw:text-style-name="P2" draw:layer="layout" svg:x1="24.446cm" svg:y1="1.048cm" svg:x2="25.426cm" svg:y2="2.74cm">
            <text:p/>
          </draw:line>
          <draw:line draw:style-name="gr2" draw:text-style-name="P2" draw:layer="layout" svg:x1="18.63cm" svg:y1="1.048cm" svg:x2="7.716cm" svg:y2="19.892cm">
            <text:p/>
          </draw:line>
          <draw:line draw:style-name="gr2" draw:text-style-name="P2" draw:layer="layout" svg:x1="25.36cm" svg:y1="1.048cm" svg:x2="14.446cm" svg:y2="19.892cm">
            <text:p/>
          </draw:line>
          <draw:line draw:style-name="gr2" draw:text-style-name="P2" draw:layer="layout" svg:x1="25.573cm" svg:y1="12.24cm" svg:x2="21.142cm" svg:y2="19.892cm">
            <text:p/>
          </draw:line>
          <draw:line draw:style-name="gr2" draw:text-style-name="P2" draw:layer="layout" svg:x1="11.904cm" svg:y1="1.048cm" svg:x2="4.032cm" svg:y2="14.64cm">
            <text:p/>
          </draw:line>
          <draw:line draw:style-name="gr2" draw:text-style-name="P2" draw:layer="layout" svg:x1="5.182cm" svg:y1="1.048cm" svg:x2="4.076cm" svg:y2="2.958cm">
            <text:p/>
          </draw:line>
        </draw:g>
        <draw:custom-shape draw:style-name="gr3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1:34.026194459</dc:date>
    <meta:editing-duration>PT11M41S</meta:editing-duration>
    <meta:editing-cycles>4</meta:editing-cycles>
    <meta:generator>LibreOffice/5.1.4.2$Linux_X86_64 LibreOffice_project/10m0$Build-2</meta:generator>
    <meta:document-statistic meta:object-count="17"/>
  </office:meta>
</office:document-meta>
</file>